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5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1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0.5cm" svg:x="2.8cm" svg:y="0.1cm">
          <text:p text:style-name="P1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1cm" svg:height="0.5cm" svg:x="4.3cm" svg:y="2.1cm">
          <text:p text:style-name="P1"><text:span text:style-name="T1">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0.9cm" svg:height="0.5cm" svg:x="1.2cm" svg:y="1.1cm">
          <draw:glue-point draw:id="4" svg:x="5cm" svg:y="-5cm"/>
          <text:p text:style-name="P1"><text:span text:style-name="T1">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cm" svg:height="0.5cm" svg:x="2.1cm" svg:y="2.1cm">
          <draw:glue-point draw:id="4" svg:x="-5cm" svg:y="-5cm"/>
          <text:p text:style-name="P1"><text:span text:style-name="T1">t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1cm" svg:height="0.5cm" svg:x="0.1cm" svg:y="2.1cm">
          <draw:glue-point draw:id="4" svg:x="5cm" svg:y="-5cm"/>
          <text:p text:style-name="P1"><text:span text:style-name="T1">ech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1.1cm" svg:height="0.5cm" svg:x="4.3cm" svg:y="1.1cm">
          <draw:glue-point draw:id="4" svg:x="-5cm" svg:y="-5cm"/>
          <text:p text:style-name="P1"><text:span text:style-name="T1">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.65cm" svg:y1="1.6cm" svg:x2="1.2cm" svg:y2="2.1cm" draw:start-shape="id1" draw:start-glue-point="2" draw:end-shape="id2" draw:end-glue-point="4" svg:d="M1650 1600l-450 500" svg:viewBox="0 0 451 501">
          <text:p/>
        </draw:connector>
        <draw:connector draw:style-name="gr2" draw:text-style-name="P1" draw:layer="layout" draw:type="line" svg:x1="3.276cm" svg:y1="0.601cm" svg:x2="2.1cm" svg:y2="1.1cm" draw:start-shape="id3" draw:start-glue-point="2" draw:end-shape="id1" draw:end-glue-point="4" svg:d="M3276 601l-1176 499" svg:viewBox="0 0 1177 500">
          <text:p/>
        </draw:connector>
        <draw:connector draw:style-name="gr2" draw:text-style-name="P1" draw:layer="layout" draw:type="line" svg:x1="1.65cm" svg:y1="1.6cm" svg:x2="2.1cm" svg:y2="2.1cm" draw:start-shape="id1" draw:start-glue-point="2" draw:end-shape="id4" draw:end-glue-point="4" svg:d="M1650 1600l450 500" svg:viewBox="0 0 451 501">
          <text:p/>
        </draw:connector>
        <draw:connector draw:style-name="gr2" draw:text-style-name="P1" xml:id="id3" draw:id="id3" draw:layer="layout" draw:type="line" svg:x1="3.276cm" svg:y1="0.601cm" svg:x2="4.3cm" svg:y2="1.1cm" draw:end-shape="id5" draw:end-glue-point="4" svg:d="M3276 601l1024 499" svg:viewBox="0 0 1025 500">
          <text:p/>
        </draw:connector>
        <draw:connector draw:style-name="gr2" draw:text-style-name="P1" draw:layer="layout" draw:type="line" svg:x1="4.85cm" svg:y1="1.6cm" svg:x2="4.85cm" svg:y2="2.1cm" draw:start-shape="id5" draw:start-glue-point="2" draw:end-shape="id6" draw:end-glue-point="0" svg:d="M4850 1600v500" svg:viewBox="0 0 1 501">
          <text:p/>
        </draw:connector>
        <draw:connector draw:style-name="gr3" draw:text-style-name="P1" draw:layer="layout" draw:type="line" svg:x1="4.3cm" svg:y1="2.35cm" svg:x2="3.1cm" svg:y2="2.35cm" draw:start-shape="id6" draw:start-glue-point="3" draw:end-shape="id4" draw:end-glue-point="1" svg:d="M4300 2350h-1200" svg:viewBox="0 0 12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5.6cm" fo:page-height="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10:06:03.636442849</meta:creation-date>
    <dc:date>2015-08-05T10:37:30.795917399</dc:date>
    <meta:editing-duration>PT14M58S</meta:editing-duration>
    <meta:editing-cycles>3</meta:editing-cycles>
    <meta:generator>LibreOffice/4.2.8.2$Linux_X86_64 LibreOffice_project/420m0$Build-2</meta:generator>
    <meta:document-statistic meta:object-count="12"/>
  </office:meta>
</office:document-meta>
</file>